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ans" fo:font-size="20pt" fo:font-weight="bold" officeooo:rsid="001b6ac5" officeooo:paragraph-rsid="001b6ac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Liberation Sans" fo:font-size="16pt" officeooo:rsid="000f0847" style:font-size-asian="16pt" style:font-size-complex="16pt"/>
    </style:style>
    <style:style style:name="P6" style:family="paragraph" style:parent-style-name="Standard">
      <style:text-properties style:font-name="Liberation Sans" fo:font-size="16pt" officeooo:rsid="000f0847" officeooo:paragraph-rsid="000f0847" style:font-size-asian="16pt" style:font-size-complex="16pt"/>
    </style:style>
    <style:style style:name="P7" style:family="paragraph" style:parent-style-name="Standard">
      <style:text-properties style:font-name="Liberation Sans" fo:font-size="16pt" officeooo:rsid="0016f90a" officeooo:paragraph-rsid="0016f90a" style:font-size-asian="14pt" style:font-size-complex="16pt"/>
    </style:style>
    <style:style style:name="P8" style:family="paragraph" style:parent-style-name="Standard">
      <style:text-properties style:font-name="Liberation Sans" fo:font-size="16pt" officeooo:rsid="0016ea26" officeooo:paragraph-rsid="0011c0aa" style:font-size-asian="14pt" style:font-size-complex="16pt"/>
    </style:style>
    <style:style style:name="P9" style:family="paragraph" style:parent-style-name="Standard">
      <style:text-properties style:font-name="Liberation Sans" fo:font-size="12pt" officeooo:rsid="000f0847" officeooo:paragraph-rsid="000f0bff" style:font-size-asian="10.5pt" style:font-size-complex="12pt"/>
    </style:style>
    <style:style style:name="P10" style:family="paragraph" style:parent-style-name="Standard">
      <style:text-properties style:font-name="Liberation Sans" fo:font-size="12pt" officeooo:rsid="000f0847" officeooo:paragraph-rsid="000f0847" style:font-size-asian="10.5pt" style:font-size-complex="12pt"/>
    </style:style>
    <style:style style:name="P11" style:family="paragraph" style:parent-style-name="Standard">
      <style:text-properties style:font-name="Liberation Sans" fo:font-size="12pt" officeooo:rsid="000f0847" officeooo:paragraph-rsid="0021cddd" style:font-size-asian="10.5pt" style:font-size-complex="12pt"/>
    </style:style>
    <style:style style:name="P12" style:family="paragraph" style:parent-style-name="Standard">
      <style:text-properties style:font-name="Liberation Sans" fo:font-size="12pt" officeooo:rsid="0010bd0e" officeooo:paragraph-rsid="0011c0aa" style:font-size-asian="10.5pt" style:font-size-complex="12pt"/>
    </style:style>
    <style:style style:name="P13" style:family="paragraph" style:parent-style-name="Standard">
      <style:text-properties style:font-name="Liberation Sans" fo:font-size="12pt" officeooo:rsid="0010bd0e" officeooo:paragraph-rsid="0010bd0e" style:font-size-asian="10.5pt" style:font-size-complex="12pt"/>
    </style:style>
    <style:style style:name="P14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15" style:family="paragraph" style:parent-style-name="Standard">
      <style:text-properties style:font-name="Liberation Sans" fo:font-size="12pt" officeooo:rsid="0021cddd" officeooo:paragraph-rsid="0021cddd" style:font-size-asian="10.5pt" style:font-size-complex="12pt"/>
    </style:style>
    <style:style style:name="P16" style:family="paragraph" style:parent-style-name="Standard">
      <style:text-properties style:font-name="Liberation Sans" fo:font-size="12pt" officeooo:rsid="0011c0aa" officeooo:paragraph-rsid="0011c0aa" style:font-size-asian="10.5pt" style:font-size-complex="12pt"/>
    </style:style>
    <style:style style:name="P17" style:family="paragraph" style:parent-style-name="Standard">
      <style:text-properties style:font-name="Liberation Sans" fo:font-size="12pt" officeooo:rsid="0011c0aa" officeooo:paragraph-rsid="00236ebb" style:font-size-asian="10.5pt" style:font-size-complex="12pt"/>
    </style:style>
    <style:style style:name="P18" style:family="paragraph" style:parent-style-name="Standard">
      <style:text-properties style:font-name="Liberation Sans" fo:font-size="12pt" officeooo:rsid="0016ea26" officeooo:paragraph-rsid="0016ea26" style:font-size-asian="10.5pt" style:font-size-complex="12pt"/>
    </style:style>
    <style:style style:name="P19" style:family="paragraph" style:parent-style-name="Standard">
      <style:text-properties style:font-name="Liberation Sans" fo:font-size="12pt" officeooo:rsid="0016f90a" officeooo:paragraph-rsid="0016f90a" style:font-size-asian="10.5pt" style:font-size-complex="12pt"/>
    </style:style>
    <style:style style:name="P20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21" style:family="paragraph" style:parent-style-name="Standard">
      <style:text-properties style:font-name="Liberation Sans" fo:font-size="12pt" officeooo:rsid="0018d544" officeooo:paragraph-rsid="00257e8b" style:font-size-asian="10.5pt" style:font-size-complex="12pt"/>
    </style:style>
    <style:style style:name="P22" style:family="paragraph" style:parent-style-name="Standard">
      <style:text-properties style:font-name="Liberation Sans" fo:font-size="12pt" officeooo:rsid="00257e8b" officeooo:paragraph-rsid="00257e8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weight="bold" style:font-weight-asian="bold" style:font-weight-complex="bold"/>
    </style:style>
    <style:style style:name="P25" style:family="paragraph" style:parent-style-name="Standard">
      <style:text-properties style:font-name="Liberation Sans" officeooo:rsid="000f0847" officeooo:paragraph-rsid="000f0847"/>
    </style:style>
    <style:style style:name="P26" style:family="paragraph" style:parent-style-name="Standard">
      <style:text-properties style:font-name="Liberation Sans" officeooo:paragraph-rsid="000f0847"/>
    </style:style>
    <style:style style:name="P27" style:family="paragraph" style:parent-style-name="Standard">
      <style:text-properties style:font-name="Liberation Sans" fo:font-size="16pt" fo:font-weight="bold" officeooo:rsid="00197b1b" officeooo:paragraph-rsid="00197b1b" style:font-size-asian="14pt" style:font-weight-asian="bold" style:font-size-complex="16pt" style:font-weight-complex="bold"/>
    </style:style>
    <style:style style:name="P28" style:family="paragraph" style:parent-style-name="Standard">
      <style:text-properties style:font-name="Liberation Sans" fo:font-size="12pt" officeooo:rsid="00257e8b" officeooo:paragraph-rsid="00257e8b" style:font-size-asian="10.5pt" style:font-size-complex="12pt"/>
    </style:style>
    <style:style style:name="P29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283ec1" style:font-size-asian="10.5pt" style:font-weight-asian="normal" style:font-size-complex="12pt" style:font-weight-complex="normal"/>
    </style:style>
    <style:style style:name="T1" style:family="text">
      <style:text-properties officeooo:rsid="000f084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f0847" style:font-size-asian="16pt" style:font-size-complex="16pt"/>
    </style:style>
    <style:style style:name="T4" style:family="text">
      <style:text-properties officeooo:rsid="00202aa4"/>
    </style:style>
    <style:style style:name="T5" style:family="text">
      <style:text-properties officeooo:rsid="0021cddd"/>
    </style:style>
    <style:style style:name="T6" style:family="text">
      <style:text-properties officeooo:rsid="00236ebb"/>
    </style:style>
    <style:style style:name="T7" style:family="text">
      <style:text-properties officeooo:rsid="0023988a"/>
    </style:style>
    <style:style style:name="T8" style:family="text">
      <style:text-properties officeooo:rsid="00247398"/>
    </style:style>
    <style:style style:name="T9" style:family="text">
      <style:text-properties officeooo:rsid="00257e8b"/>
    </style:style>
    <style:style style:name="T10" style:family="text">
      <style:text-properties officeooo:rsid="00283e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PRÁCTICOS</text:p>
      <text:p text:style-name="P1"/>
      <text:p text:style-name="P1"/>
      <text:p text:style-name="P1"/>
      <text:p text:style-name="P1"/>
      <text:p text:style-name="P24"><text:span text:style-name="T2">A) </text:span><text:span text:style-name="T3">Formas jurídicas</text:span></text:p>
      <text:p text:style-name="P5"/>
      <text:p text:style-name="P26">1)<text:tab/><text:span text:style-name="T1">a) Tienen que darse de alta </text:span><text:span text:style-name="T4">ambos como autónomos</text:span>.</text:p>
      <text:p text:style-name="P25"><text:tab/>b) En el régimen de <text:span text:style-name="T4">bienes </text:span>gananciales <text:span text:style-name="T4">se presupone el consentimiento de ambos <text:tab/></text:span>para que<text:span text:style-name="T4"> </text:span>los bienes comunes <text:span text:style-name="T4">se vean afectados por las deudas de la empresa. Los <text:tab/>bienes propios de cada cónyuge están exentos salvo que se manifieste un <text:tab/>consentimiento expreso.</text:span></text:p>
      <text:p text:style-name="P6"/>
      <text:p text:style-name="P10">2) <text:tab/><text:span text:style-name="T4">2020: 30,3% de </text:span><text:span text:style-name="T5">1300€ = 393,9€</text:span></text:p>
      <text:p text:style-name="P11"><text:tab/><text:span text:style-name="T4">202</text:span><text:span text:style-name="T5">1</text:span><text:span text:style-name="T4">: 30,</text:span><text:span text:style-name="T5">6</text:span><text:span text:style-name="T4">% de </text:span><text:span text:style-name="T5">1300€ = 397,8€</text:span></text:p>
      <text:p text:style-name="P9"/>
      <text:p text:style-name="P9"/>
      <text:p text:style-name="P13">3)<text:tab/><text:span text:style-name="T5">Primeros 12 meses: puede elegir entre la base mínima (60€) o cotizar por una base <text:tab/>superior con reducción del 80% de las contingencias comunes.</text:span></text:p>
      <text:p text:style-name="P15"><text:tab/>Siguientes 6 meses: reducción del 50%</text:p>
      <text:p text:style-name="P15"><text:tab/>Restante: reducción del 30% hasta 18 meses.</text:p>
      <text:p text:style-name="P12"/>
      <text:p text:style-name="P16">4) <text:tab/>a) Sí <text:span text:style-name="T5">(</text:span>3.000€<text:span text:style-name="T5">)</text:span></text:p>
      <text:p text:style-name="P17"><text:tab/>b) Sí, pues ambas <text:span text:style-name="T6">son</text:span> administradoras de la SL y poseen el 50% cada una. </text:p>
      <text:p text:style-name="P16"><text:tab/>c) <text:span text:style-name="T6">Solo si son familiares directos</text:span>. <text:span text:style-name="T6">Para terceras personas fuera del núcleo familiar <text:tab/>primero se tiene que ofrecer la compra al resto de socios.</text:span></text:p>
      <text:p text:style-name="P16"><text:tab/>d) La toma de decisiones será de común acuerdo entre las dos socias ya</text:p>
      <text:p text:style-name="P16"><text:tab/>que tienen un 50% cada una.</text:p>
      <text:p text:style-name="P16"><text:tab/><text:span text:style-name="T6">e</text:span>) Sí, porque el capital está entre 3.000 y 120.000, y el número de</text:p>
      <text:p text:style-name="P16"><text:tab/>socios no <text:span text:style-name="T6">supera el máximo permitido de 5.</text:span></text:p>
      <text:p text:style-name="P16"><text:tab/><text:span text:style-name="T6">f</text:span>) No <text:span text:style-name="T6">llegan al capital mínimo requerido (60.000€)</text:span></text:p>
      <text:p text:style-name="P16"><text:tab/><text:span text:style-name="T6">g</text:span>) No, <text:span text:style-name="T6">necesitarían al menos 1 socio mas con determinadas condiciones</text:span>.</text:p>
      <text:p text:style-name="P16"><text:tab/><text:span text:style-name="T6">h</text:span>) <text:span text:style-name="T6">L</text:span>a responsabilidad de los socios <text:span text:style-name="T6">seria</text:span> ilimitada <text:span text:style-name="T6">y responderían</text:span> con sus bienes <text:tab/>personales de las deudas <text:span text:style-name="T6">de la empresa</text:span>, cada socio tributará <text:span text:style-name="T6">individualmente el <text:tab/></text:span>IRP<text:span text:style-name="T6">F </text:span>por las ganancias obtenid<text:span text:style-name="T6">as</text:span> de la comunidad d<text:span text:style-name="T6">e </text:span>bienes.</text:p>
      <text:p text:style-name="P8"/>
      <text:p text:style-name="P18">5)<text:tab/>a) Sí <text:span text:style-name="T7">(3</text:span>).</text:p>
      <text:p text:style-name="P18"><text:tab/>b) El capital <text:span text:style-name="T7">de cada socio se establece en los estatutos</text:span></text:p>
      <text:p text:style-name="P18"><text:tab/>c) Se toman en Asamblea de forma democrática, un voto <text:span text:style-name="T7">por socio</text:span>. El retorno del <text:tab/>beneficio se realiza de forma proporcional a la participación de cada socio en las <text:tab/>actividades de la cooperativa.</text:p>
      <text:p text:style-name="P18"><text:tab/>d) Sí, <text:span text:style-name="T7">pero no</text:span> pueden aportar un capital superior al 33%</text:p>
      <text:p text:style-name="P18"><text:tab/>e) Los indefinidos contratados no pueden superar el 10% de los <text:span text:style-name="T8">trabajadores</text:span>.</text:p>
      <text:p text:style-name="P7"/>
      <text:p text:style-name="P19">6) <text:tab/>a) Sí, pues el mínimo es de 3 socios, <text:span text:style-name="T8">al menos 2 de ellos trabajadores</text:span>.</text:p>
      <text:p text:style-name="P19"><text:tab/>b) No, <text:span text:style-name="T8">ningún socio puede superar el 33%</text:span></text:p>
      <text:p text:style-name="P19"><text:tab/>c) <text:tab/>No, <text:span text:style-name="T8">puesto que las horas trabajadas de los trabajadores no asociados, no <text:tab/>puede superar el 49% de las horas trabajadas de los socios. Y al ser 35 <text:tab/>trabajadores, las superarían con creces</text:span></text:p>
      <text:p text:style-name="P20"/>
      <text:p text:style-name="P27"><text:soft-page-break/></text:p>
      <text:p text:style-name="P27">B) Trámites de constitución</text:p>
      <text:p text:style-name="P21"/>
      <text:p text:style-name="P21"/>
      <text:p text:style-name="P21">7)<text:tab/>a) En primer lugar deberán <text:span text:style-name="T9">comprobar</text:span> que no existe otra sociedad con el nombre <text:tab/><text:span text:style-name="T9">elegido</text:span>, para lo que deberán solicitarlo al Registro Mercantil Central.</text:p>
      <text:p text:style-name="P21"><text:tab/>b) Abrir una cuenta bancaria <text:span text:style-name="T9">para la empresa</text:span> con el capital mínimo de 3.00<text:span text:style-name="T9">0</text:span>€</text:p>
      <text:p text:style-name="P21"><text:tab/>c) <text:span text:style-name="T9">R</text:span>edactar los estatutos de la sociedad y <text:span text:style-name="T9">constituirla ante notario.</text:span></text:p>
      <text:p text:style-name="P22"><text:tab/>d) Impuesto de Transmisiones Patrimoniales y Actos Jurídicos Documentados <text:tab/>(1,2% del capital social)</text:p>
      <text:p text:style-name="P22"><text:tab/>e) Registrar la sociedad en el Registro Mercantil de la Provinci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/>
      <text:p text:style-name="P4">REPASA CONCEPTOS</text:p>
      <text:p text:style-name="P4"/>
      <text:p text:style-name="P4"/>
      <text:p text:style-name="P23">1) <text:span text:style-name="T10">d</text:span></text:p>
      <text:p text:style-name="P23"/>
      <text:p text:style-name="P23">2) <text:span text:style-name="T10">b</text:span></text:p>
      <text:p text:style-name="P23"/>
      <text:p text:style-name="P23">3) <text:span text:style-name="T10">c</text:span></text:p>
      <text:p text:style-name="P23"/>
      <text:p text:style-name="P23">4) <text:span text:style-name="T10">b</text:span></text:p>
      <text:p text:style-name="P23"/>
      <text:p text:style-name="P23">5) <text:span text:style-name="T10">c</text:span></text:p>
      <text:p text:style-name="P23"/>
      <text:p text:style-name="P23">6) a</text:p>
      <text:p text:style-name="P23"/>
      <text:p text:style-name="P23">7) b</text:p>
      <text:p text:style-name="P23"/>
      <text:p text:style-name="P23">8) <text:span text:style-name="T10">a</text:span></text:p>
      <text:p text:style-name="P23"/>
      <text:p text:style-name="P23">9) <text:span text:style-name="T10">b</text:span></text:p>
      <text:p text:style-name="P23"/>
      <text:p text:style-name="P23">10) <text:span text:style-name="T10">d</text:span></text:p>
      <text:p text:style-name="P23"/>
      <text:p text:style-name="P31"><text:span text:style-name="T10">11</text:span>) 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3:21.370750940</meta:creation-date>
    <dc:date>2022-03-07T04:33:51.363638728</dc:date>
    <meta:editing-duration>PT19M49S</meta:editing-duration>
    <meta:editing-cycles>10</meta:editing-cycles>
    <meta:generator>LibreOffice/7.1.7.2$Linux_X86_64 LibreOffice_project/10$Build-2</meta:generator>
    <meta:document-statistic meta:table-count="0" meta:image-count="0" meta:object-count="0" meta:page-count="2" meta:paragraph-count="45" meta:word-count="477" meta:character-count="2693" meta:non-whitespace-character-count="2220"/>
  </office:meta>
</office:document-meta>
</file>